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a6711" officeooo:paragraph-rsid="000a6711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a6711"/>
    </style:style>
    <style:style style:name="T1" style:family="text">
      <style:text-properties officeooo:rsid="000d5efb"/>
    </style:style>
    <style:style style:name="T2" style:family="text">
      <style:text-properties fo:font-size="14pt" fo:font-weight="bold" officeooo:rsid="000a6711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d5ef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Quesitos do </text:span><text:span text:style-name="T3">Réu - RBX</text:span></text:p>
      <text:p text:style-name="P2"/>
      <text:p text:style-name="P1">1) A autora (Telemídia) forneceu o servidor dela para que a ré (Rbx) procedesse a implantação do software [Router-Box-Isp]?</text:p>
      <text:p text:style-name="P1">2) Consta registrado nos sistemas da ré (Rbx) os códigos de acesso ao servidor da autora (Telemídia) como, por exemplo: o número do</text:p>
      <text:p text:style-name="P1">IP: [sigilo]; o usuário: [sigilo]; e, a senha: [sigilo]?</text:p>
      <text:p text:style-name="P1">3) O software chegou a ser implantado ou disponibilizado para uso no computador da autora (Telemídia)?</text:p>
      <text:p text:style-name="P1">4) Caso o software tenha sido implantado, queira o Senhor Perito identificar em ordem cronológica de datas os serviços prestados pela ré (Rbx)</text:p>
      <text:p text:style-name="P1">à autora (Telemídia)!</text:p>
      <text:p text:style-name="P1">5) O software [Router-Box-Isp], produto da venda e compra, é um produto pronto para o uso?</text:p>
      <text:p text:style-name="P1">6) A autora (Telemídia) exigiu adequações dos sistemas do software para ajustá-lo às necessidades operacionais da empresa?</text:p>
      <text:p text:style-name="P1">7) Quantas horas de serviços prestados foram necessárias à adequação do software?</text:p>
      <text:p text:style-name="P1">8) A ré (Rbx) chegou a concluir toda a adequação do software conforme as necessidades de demanda da autora (Telemídia)?</text:p>
      <text:p text:style-name="P1">9) Quais as adequações foram realizadas no software adquirido pela autora (Telemídia)?</text:p>
      <text:p text:style-name="P1">10) As adequações realizadas se encontram em funcionamento em outro usuário atualmente?</text:p>
      <text:p text:style-name="P1">11) A autora (Telemídia) solicitou que os dados de seu sistema legado fossem migrados para a ré (Rbx), os dados do sistema legado</text:p>
      <text:p text:style-name="P1">estavam estruturado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1:22:23.863999839</meta:creation-date>
    <dc:date>2024-03-01T09:29:12.899749542</dc:date>
    <meta:editing-duration>P6DT16H26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12" meta:character-count="1331" meta:non-whitespace-character-count="1134"/>
  </office:meta>
</office:document-meta>
</file>